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adornments="Norm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os">
      <style:text-properties fo:font-size="11pt" officeooo:rsid="00082372" officeooo:paragraph-rsid="00082372" style:font-size-asian="11pt" style:font-size-complex="11pt"/>
    </style:style>
    <style:style style:name="P2" style:family="paragraph" style:parent-style-name="Textos">
      <style:paragraph-properties fo:margin-left="0cm" fo:margin-right="0cm" fo:text-indent="0cm" style:auto-text-indent="false"/>
      <style:text-properties fo:font-size="11pt" officeooo:rsid="00082372" officeooo:paragraph-rsid="00082372" style:font-size-asian="11pt" style:font-size-complex="11pt"/>
    </style:style>
    <style:style style:name="P3" style:family="paragraph" style:parent-style-name="Textos">
      <style:paragraph-properties fo:margin-left="0cm" fo:margin-right="0cm" fo:text-indent="0cm" style:auto-text-indent="false"/>
      <style:text-properties fo:font-size="11pt" fo:language="en" fo:country="GB" officeooo:rsid="00082372" officeooo:paragraph-rsid="00082372" style:font-size-asian="11pt" style:font-size-complex="11pt"/>
    </style:style>
    <style:style style:name="P4" style:family="paragraph" style:parent-style-name="Textos">
      <style:paragraph-properties fo:margin-left="0cm" fo:margin-right="0cm" fo:text-align="justify" style:justify-single-word="false" fo:text-indent="0cm" style:auto-text-indent="false">
        <style:tab-stops/>
      </style:paragraph-properties>
      <style:text-properties fo:font-size="11pt" fo:language="en" fo:country="GB" officeooo:rsid="000ae7f1" officeooo:paragraph-rsid="000ae7f1" style:font-size-asian="11pt" style:font-size-complex="11pt"/>
    </style:style>
    <style:style style:name="P5" style:family="paragraph" style:parent-style-name="Cuerpo_20_Resumen" style:master-page-name="">
      <style:paragraph-properties fo:margin-left="0cm" fo:margin-right="0cm" fo:text-align="justify" style:justify-single-word="false" fo:text-indent="0cm" style:auto-text-indent="false" style:page-number="auto"/>
      <style:text-properties fo:font-size="11pt" fo:language="en" fo:country="GB" officeooo:rsid="000a2ad0" officeooo:paragraph-rsid="000a2ad0" style:font-size-asian="11pt" style:font-size-complex="11pt"/>
    </style:style>
    <style:style style:name="P6" style:family="paragraph" style:parent-style-name="Cuerpo_20_Resumen">
      <style:paragraph-properties fo:margin-left="0cm" fo:margin-right="0cm" fo:text-align="justify" style:justify-single-word="false" fo:text-indent="0cm" style:auto-text-indent="false">
        <style:tab-stops/>
      </style:paragraph-properties>
      <style:text-properties fo:font-size="11pt" fo:language="en" fo:country="GB" officeooo:rsid="000a2dc0" officeooo:paragraph-rsid="000a2dc0" style:font-size-asian="11pt" style:font-size-complex="11pt"/>
    </style:style>
    <style:style style:name="P7" style:family="paragraph" style:parent-style-name="Cuerpo_20_Resumen">
      <style:paragraph-properties fo:margin-left="0cm" fo:margin-right="0cm" fo:text-align="justify" style:justify-single-word="false" fo:text-indent="0cm" style:auto-text-indent="false">
        <style:tab-stops/>
      </style:paragraph-properties>
      <style:text-properties fo:font-size="11pt" fo:language="en" fo:country="GB" officeooo:rsid="000cce9c" officeooo:paragraph-rsid="000cce9c" style:font-size-asian="11pt" style:font-size-complex="11pt"/>
    </style:style>
    <style:style style:name="P8" style:family="paragraph" style:parent-style-name="Cuerpo_20_Resumen">
      <style:paragraph-properties fo:margin-left="0cm" fo:margin-right="0cm" fo:text-align="justify" style:justify-single-word="false" fo:text-indent="0cm" style:auto-text-indent="false">
        <style:tab-stops/>
      </style:paragraph-properties>
      <style:text-properties fo:font-size="11pt" fo:language="en" fo:country="GB" officeooo:rsid="000f3303" officeooo:paragraph-rsid="000f3303" style:font-size-asian="11pt" style:font-size-complex="11pt"/>
    </style:style>
    <style:style style:name="P9" style:family="paragraph" style:parent-style-name="Cuerpo_20_Resumen">
      <style:paragraph-properties fo:margin-left="0cm" fo:margin-right="0cm" fo:text-align="justify" style:justify-single-word="false" fo:text-indent="0cm" style:auto-text-indent="false">
        <style:tab-stops/>
      </style:paragraph-properties>
      <style:text-properties fo:font-size="11pt" fo:language="en" fo:country="GB" officeooo:rsid="0010293d" officeooo:paragraph-rsid="0010293d" style:font-size-asian="11pt" style:font-size-complex="11pt"/>
    </style:style>
    <style:style style:name="P10" style:family="paragraph" style:parent-style-name="Cuerpo_20_Resumen">
      <style:paragraph-properties fo:margin-left="0cm" fo:margin-right="0cm" fo:text-align="justify" style:justify-single-word="false" fo:text-indent="0cm" style:auto-text-indent="false">
        <style:tab-stops/>
      </style:paragraph-properties>
      <style:text-properties fo:font-size="11pt" fo:language="en" fo:country="GB" officeooo:rsid="0011562c" officeooo:paragraph-rsid="0011562c" style:font-size-asian="11pt" style:font-size-complex="11pt"/>
    </style:style>
    <style:style style:name="P11" style:family="paragraph" style:parent-style-name="Cuerpo_20_Resumen" style:master-page-name="">
      <style:paragraph-properties fo:margin-left="0cm" fo:margin-right="0cm" fo:text-align="justify" style:justify-single-word="false" fo:text-indent="0cm" style:auto-text-indent="false" style:page-number="auto"/>
      <style:text-properties fo:font-size="11pt" fo:language="en" fo:country="GB" officeooo:rsid="0038d421" officeooo:paragraph-rsid="000745f5" style:font-size-asian="11pt" style:font-size-complex="11pt"/>
    </style:style>
    <style:style style:name="T1" style:family="text">
      <style:text-properties officeooo:rsid="000a2ad0"/>
    </style:style>
    <style:style style:name="T2" style:family="text">
      <style:text-properties officeooo:rsid="0010f7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oft-page-break/>Within the Project Life-Ecoraee has conducted a study about <text:s/>multiple options that can be used to cool processors. Due to high economic costs for cooling in supercomputing centres through traditional cooling systems which consisting of fans air and an additional cooling system for the room. </text:p>
      <text:p text:style-name="P6">Have been conducted experiments using different types of liquid cooling, and immersion of the motherboards in dielectric mineral oil (paraffin) to determine if some of these methods is energetically and economically more efficient than traditional fan cooler.</text:p>
      <text:p text:style-name="P4">In all cases, the tests were conducted with components from computers in use, which are then used to mount the computer.</text:p>
      <text:p text:style-name="P7">The different experiments carried out involve, in both cases, successive modifications of a basic cooling system for determining the number of components necessary to optimize the desired cooling system.</text:p>
      <text:p text:style-name="P8">In water cooling, a system with two water blocks, placed in each of the used computers, this blocks were connected with tubes through which water and a circular drive pump to move the liquid was used. Among the different variants we were adding or removing of elements like water tanks, of different sizes, radiators and fans placed in the radiator circuit. With this tests, we reach that the ideal system in terms of heat dissipation by this method is formed by a deposit of 25 liters of water (for two CPUs) and a radiator. Was determined in the same manner, that with large amounts of water there is no significant difference between put or not radiator fans.</text:p>
      <text:p text:style-name="P9">Otherwise, the immersion cooler system had 16 <text:span text:style-name="T2">litres</text:span> of paraffin for a maximum of 3 motherboards submerged, and processors with metal <text:span text:style-name="T2">heat sinks.</text:span> In the different experiments some variations were performed, a fan was introduced in the bottom of the tank to move the oil paraffin, fans placed on the CPU or cooling of the oil by circulating water through a copper coil submerged in the oil. The results from this experiments are that the greater heat dissipation is achieved by placing the fan coolers on the processors, since these fans extracted nearest oil, which is the hottest, helping with oil movement and cooling. The incorporation of the oil cooling circuit through coil through which water was circulated, proved to be a very effective method. Therefore, the combination of both methods allows for obtaining a more optimized cooler system in this type of cooling.</text:p>
      <text:p text:style-name="P10">It is worth mentioning that the two systems studied, the most cost-effective and in terms of heat dissipation is the immersion system. Heatsinks used in liquid cooler system are highly expensive and not ever it's possible reuse heatsink if motherboard is changed. While immersion of motherboards, the oil can be reused for any motherboard and the assembly thereof can introduce more elements from reused PCs, specifically heatsinks and fans. The reducing of processor temperature is higher in liquid cooler systems, but this is not particularly relevant in relation to savings and reusability in immersion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1" svg:font-family="Arial" style:font-adornments="Norm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1" fo:font-family="Arial" style:font-style-name="Normal" style:font-family-generic="swiss" fo:font-size="10pt" style:font-size-asian="10.5pt"/>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1" fo:font-family="Arial" style:font-style-name="Normal" style:font-family-generic="swiss"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ende Dopazo</meta:initial-creator>
    <meta:creation-date>2014-07-18T11:26:06.251658068</meta:creation-date>
    <dc:date>2014-07-18T13:58:46.807703854</dc:date>
    <dc:creator>Roberto Rosende Dopazo</dc:creator>
    <meta:editing-duration>PT2H32M18S</meta:editing-duration>
    <meta:editing-cycles>4</meta:editing-cycles>
    <meta:generator>LibreOffice/4.2.4.2$Linux_X86_64 LibreOffice_project/420m0$Build-2</meta:generator>
    <meta:document-statistic meta:table-count="0" meta:image-count="0" meta:object-count="0" meta:page-count="2" meta:paragraph-count="7" meta:word-count="488" meta:character-count="3022" meta:non-whitespace-character-count="2539"/>
  </office:meta>
</office:document-meta>
</file>